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venir" svg:font-family="Avenir"/>
    <style:font-face style:name="Al Bayan" svg:font-family="&quot;Al Bay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Avenir" style:font-name-asian="Avenir" style:font-name-complex="Avenir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Al Bayan" style:font-name-asian="Al Bayan" style:font-name-complex="Al Bayan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3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982" table:default-cell-style-name="ce1"/>
        <table:table-column table:style-name="co6" table:number-columns-repeated="15397" table:default-cell-style-name="ce1"/>
        <table:table-row table:style-name="ro1">
          <table:table-cell table:number-columns-repeated="2" table:style-name="ce1"/>
          <table:table-cell office:value-type="string" table:style-name="ce2">
            <text:p>Parameters</text:p>
          </table:table-cell>
          <table:table-cell table:number-columns-repeated="8" table:style-name="ce1"/>
          <table:table-cell office:value-type="string" table:style-name="ce1">
            <text:p>Commen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style-name="ce3">
            <text:p>repetition_config_template.p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style-name="ce2">
            <text:p>repetition_config.p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5">
            <text:p>agent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discount_factor</text:p>
          </table:table-cell>
          <table:table-cell office:value-type="string" table:style-name="ce5">
            <text:p>soft_target_update</text:p>
          </table:table-cell>
          <table:table-cell office:value-type="string" table:style-name="ce5">
            <text:p>learning_rate</text:p>
          </table:table-cell>
          <table:table-cell office:value-type="string" table:style-name="ce5">
            <text:p>network_update</text:p>
          </table:table-cell>
          <table:table-cell office:value-type="string" table:style-name="ce5">
            <text:p>nb_gradient_steps</text:p>
          </table:table-cell>
          <table:table-cell office:value-type="string" table:style-name="ce5">
            <text:p>policy_noise</text:p>
          </table:table-cell>
          <table:table-cell office:value-type="string" table:style-name="ce5">
            <text:p>policy_delay</text:p>
          </table:table-cell>
          <table:table-cell table:number-columns-repeated="16373" table:style-name="ce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0.05" table:style-name="ce7">
            <text:p>0,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1E-3" table:style-name="ce7">
            <text:p>0,001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0.01" table:style-name="ce7">
            <text:p>0,01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7" table:style-name="ce7">
            <text:p>0,7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5" table:style-name="ce7">
            <text:p>0,5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512" table:style-name="ce7">
            <text:p>512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64" table:style-name="ce7">
            <text:p>6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8" table:style-name="ce7">
            <text:p>8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1" table:style-name="ce7">
            <text:p>0,1</text:p>
          </table:table-cell>
          <table:table-cell office:value-type="float" office:value="1" table:style-name="ce7">
            <text:p>1</text:p>
          </table:table-cell>
          <table:table-cell table:number-columns-repeated="16373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DDPG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1" table:style-name="ce7">
            <text:p>0,01</text:p>
          </table:table-cell>
          <table:table-cell office:value-type="float" office:value="1" table:style-name="ce7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0.05" table:style-name="ce7">
            <text:p>0,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1E-3" table:style-name="ce7">
            <text:p>0,001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0.01" table:style-name="ce7">
            <text:p>0,01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7" table:style-name="ce7">
            <text:p>0,7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5" table:style-name="ce7">
            <text:p>0,5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512" table:style-name="ce7">
            <text:p>512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64" table:style-name="ce7">
            <text:p>6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8" table:style-name="ce7">
            <text:p>8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5" table:style-name="ce7">
            <text:p>0,05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1" table:style-name="ce7">
            <text:p>0,1</text:p>
          </table:table-cell>
          <table:table-cell office:value-type="float" office:value="2" table:style-name="ce9">
            <text:p>2</text:p>
          </table:table-cell>
          <table:table-cell table:number-columns-repeated="16373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TD3</text:p>
          </table:table-cell>
          <table:table-cell office:value-type="float" office:value="1024" table:style-name="ce7">
            <text:p>1024</text:p>
          </table:table-cell>
          <table:table-cell office:value-type="float" office:value="0.99" table:style-name="ce7">
            <text:p>0,99</text:p>
          </table:table-cell>
          <table:table-cell office:value-type="float" office:value="5.0000000000000001E-3" table:style-name="ce7">
            <text:p>0,005</text:p>
          </table:table-cell>
          <table:table-cell office:value-type="float" office:value="5.0000000000000001E-4" table:style-name="ce7">
            <text:p>0,0005</text:p>
          </table:table-cell>
          <table:table-cell office:value-type="float" office:value="50" table:style-name="ce7">
            <text:p>50</text:p>
          </table:table-cell>
          <table:table-cell office:value-type="float" office:value="20" table:style-name="ce7">
            <text:p>20</text:p>
          </table:table-cell>
          <table:table-cell office:value-type="float" office:value="0.01" table:style-name="ce7">
            <text:p>0,01</text:p>
          </table:table-cell>
          <table:table-cell office:value-type="float" office:value="2" table:style-name="ce9">
            <text:p>2</text:p>
          </table:table-cell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venir" svg:font-family="Avenir"/>
    <style:font-face style:name="Al Bayan" svg:font-family="&quot;Al Bay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Estelle LONG-MERLE</dc:creator>
    <meta:creation-date>2019-02-12T21:04:11Z</meta:creation-date>
    <dc:date>2024-04-23T15:38:39Z</dc:date>
    <meta:editing-cycles>1010</meta:editing-cycles>
    <meta:editing-duration>PT3047073S</meta:editing-duration>
  </office:meta>
</office:document-meta>
</file>